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>When I used the general robotic repairs a few times in a row, it started going nuts and fading in and out over and over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>Places where the miloGo is broken:</text:p>
              <text:list>
                <text:list-item>
                  <text:p text:style-name="P3">the </text:p>
                </text:list-item>
              </text:list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  <text:list-item>
              <text:p text:style-name="P5">The following quests need to be $('#myShip') compatable:</text:p>
              <text:list>
                <text:list-item>
                  <text:p text:style-name="P5">Swim the electric seas</text:p>
                </text:list-item>
                <text:list-item>
                  <text:p text:style-name="P5">librar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7T21:20:59.10</dc:date>
    <meta:editing-duration>P17DT19H30M22S</meta:editing-duration>
    <meta:editing-cycles>126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15" meta:character-count="579"/>
  </office:meta>
</office:document-meta>
</file>